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2504" officeooo:paragraph-rsid="000b2504"/>
    </style:style>
    <style:style style:name="P2" style:family="paragraph" style:parent-style-name="Standard">
      <style:text-properties officeooo:rsid="000c1e49" officeooo:paragraph-rsid="000c1e49"/>
    </style:style>
    <style:style style:name="P3" style:family="paragraph" style:parent-style-name="Standard">
      <style:text-properties officeooo:rsid="000c1e49" officeooo:paragraph-rsid="000fe028"/>
    </style:style>
    <style:style style:name="P4" style:family="paragraph" style:parent-style-name="Standard">
      <style:text-properties officeooo:rsid="000d2803" officeooo:paragraph-rsid="000d2803"/>
    </style:style>
    <style:style style:name="P5" style:family="paragraph" style:parent-style-name="Standard">
      <style:text-properties officeooo:rsid="00102440" officeooo:paragraph-rsid="0010cf24"/>
    </style:style>
    <style:style style:name="P6" style:family="paragraph" style:parent-style-name="Standard">
      <style:text-properties officeooo:rsid="0010cf24" officeooo:paragraph-rsid="0010cf24"/>
    </style:style>
    <style:style style:name="P7" style:family="paragraph" style:parent-style-name="Standard">
      <style:text-properties officeooo:rsid="0010e518" officeooo:paragraph-rsid="0010e518"/>
    </style:style>
    <style:style style:name="T1" style:family="text">
      <style:text-properties officeooo:rsid="0010e51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ilation</text:p>
      <text:p text:style-name="P2">Rapport de TP 01</text:p>
      <text:p text:style-name="P1"/>
      <text:p text:style-name="P1">Exercice 1.1)</text:p>
      <text:p text:style-name="P1">Dès que l’analyseur ne reconnaît pas, il recopie.</text:p>
      <text:p text:style-name="P1"/>
      <text:p text:style-name="P1">Exercice 1.2)</text:p>
      <text:p text:style-name="P4">L’analyseur reconnaît toutes les combinaisons d’espaces et de tabulation en fin de ligne, donc il renvoie le texte sans les tabulations et espaces présents en fin de ligne.</text:p>
      <text:p text:style-name="P1"/>
      <text:p text:style-name="P2">Exercice 1.3)</text:p>
      <text:p text:style-name="P3">Il ne reconnaît que le premier caractère donc il renvoie le reste de la chaîne.</text:p>
      <text:p text:style-name="P2"/>
      <text:p text:style-name="P2">Exercice 1.4)</text:p>
      <text:p text:style-name="P5">Il reconnaît les espaces et tabulations en fin de ligne et il remplace les tabulations par un espace.</text:p>
      <text:p text:style-name="P5"/>
      <text:p text:style-name="P6">Exercice 2<text:span text:style-name="T1">)</text:span></text:p>
      <text:p text:style-name="P7">Le fichier <text:span text:style-name="T2">exo5.l</text:span><text:span text:style-name="T3"> contient un analyseur lexical. Si on remplace la ligne </text:span><text:span text:style-name="T4">\’[a-z]*\’</text:span><text:span text:style-name="T5"> par </text:span><text:span text:style-name="T4">\’.*\’</text:span><text:span text:style-name="T5"> tout sera considéré comme appartenant à la chaîne.</text:span></text:p>
      <text:p text:style-name="P7"><text:span text:style-name="T5"/></text:p>
      <text:p text:style-name="P7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10:53:57.123033919</meta:creation-date>
    <dc:date>2016-10-03T11:14:55.700683713</dc:date>
    <meta:editing-duration>PT20M55S</meta:editing-duration>
    <meta:editing-cycles>8</meta:editing-cycles>
    <meta:generator>LibreOffice/5.1.4.2$Linux_X86_64 LibreOffice_project/10m0$Build-2</meta:generator>
    <meta:document-statistic meta:table-count="0" meta:image-count="0" meta:object-count="0" meta:page-count="1" meta:paragraph-count="12" meta:word-count="107" meta:character-count="636" meta:non-whitespace-character-count="541"/>
  </office:meta>
</office:document-meta>
</file>